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 office:value-type="string">
            <text:p>Vector image memory size at various grid sizes</text:p>
          </table:table-cell>
          <table:table-cell table:number-columns-repeated="10"/>
          <table:table-cell>
            <draw:frame table:end-cell-address="Sheet1.P17" table:end-x="1.725cm" table:end-y="0.017cm" draw:z-index="0" draw:style-name="gr1" svg:width="8.863cm" svg:height="7.099cm" svg:x="1.894cm" svg:y="0.312cm">
              <draw:object draw:notify-on-update-of-ranges="Sheet1.A3:Sheet1.A3 Sheet1.B3:Sheet1.K3 Sheet1.A4:Sheet1.A4 Sheet1.B4:Sheet1.K4 Sheet1.A5:Sheet1.A5 Sheet1.B5:Sheet1.K5 Sheet1.A6:Sheet1.A6 Sheet1.B6:Sheet1.K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Pivot</text:p>
          </table:table-cell>
          <table:table-cell office:value-type="float" office:value="0.34">
            <text:p>0.34</text:p>
          </table:table-cell>
          <table:table-cell office:value-type="float" office:value="0.48">
            <text:p>0.48</text:p>
          </table:table-cell>
          <table:table-cell office:value-type="float" office:value="0.66">
            <text:p>0.66</text:p>
          </table:table-cell>
          <table:table-cell office:value-type="float" office:value="0.86">
            <text:p>0.86</text:p>
          </table:table-cell>
          <table:table-cell office:value-type="float" office:value="1.1">
            <text:p>1.1</text:p>
          </table:table-cell>
          <table:table-cell office:value-type="float" office:value="1.38">
            <text:p>1.38</text:p>
          </table:table-cell>
          <table:table-cell office:value-type="float" office:value="1.68">
            <text:p>1.68</text:p>
          </table:table-cell>
          <table:table-cell office:value-type="float" office:value="2.02">
            <text:p>2.02</text:p>
          </table:table-cell>
          <table:table-cell office:value-type="float" office:value="2.39">
            <text:p>2.39</text:p>
          </table:table-cell>
          <table:table-cell office:value-type="float" office:value="2.79">
            <text:p>2.79</text:p>
          </table:table-cell>
          <table:table-cell table:number-columns-repeated="11"/>
        </table:table-row>
        <table:table-row table:style-name="ro2">
          <table:table-cell office:value-type="string">
            <text:p>Auxiliary</text:p>
          </table:table-cell>
          <table:table-cell office:value-type="float" office:value="0.39">
            <text:p>0.39</text:p>
          </table:table-cell>
          <table:table-cell office:value-type="float" office:value="0.63">
            <text:p>0.63</text:p>
          </table:table-cell>
          <table:table-cell office:value-type="float" office:value="0.93">
            <text:p>0.93</text:p>
          </table:table-cell>
          <table:table-cell office:value-type="float" office:value="1.31">
            <text:p>1.31</text:p>
          </table:table-cell>
          <table:table-cell office:value-type="float" office:value="1.75">
            <text:p>1.75</text:p>
          </table:table-cell>
          <table:table-cell office:value-type="float" office:value="2.28">
            <text:p>2.28</text:p>
          </table:table-cell>
          <table:table-cell office:value-type="float" office:value="2.87">
            <text:p>2.87</text:p>
          </table:table-cell>
          <table:table-cell office:value-type="float" office:value="3.53">
            <text:p>3.53</text:p>
          </table:table-cell>
          <table:table-cell office:value-type="float" office:value="4.28">
            <text:p>4.28</text:p>
          </table:table-cell>
          <table:table-cell office:value-type="float" office:value="5.08">
            <text:p>5.08</text:p>
          </table:table-cell>
          <table:table-cell table:number-columns-repeated="11"/>
        </table:table-row>
        <table:table-row table:style-name="ro2">
          <table:table-cell office:value-type="string">
            <text:p>Bitmap 32-bit</text:p>
          </table:table-cell>
          <table:table-cell table:number-columns-repeated="10" office:value-type="float" office:value="0.95">
            <text:p>0.95</text:p>
          </table:table-cell>
          <table:table-cell table:number-columns-repeated="1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Encoding speed at various grid sizes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Argumen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GPU Pivot</text:p>
          </table:table-cell>
          <table:table-cell office:value-type="float" office:value="492">
            <text:p>492</text:p>
          </table:table-cell>
          <table:table-cell office:value-type="float" office:value="482">
            <text:p>482</text:p>
          </table:table-cell>
          <table:table-cell office:value-type="float" office:value="444">
            <text:p>444</text:p>
          </table:table-cell>
          <table:table-cell office:value-type="float" office:value="367">
            <text:p>367</text:p>
          </table:table-cell>
          <table:table-cell office:value-type="float" office:value="293">
            <text:p>293</text:p>
          </table:table-cell>
          <table:table-cell office:value-type="float" office:value="244">
            <text:p>244</text:p>
          </table:table-cell>
          <table:table-cell office:value-type="float" office:value="194">
            <text:p>194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GPU Auxiliary</text:p>
          </table:table-cell>
          <table:table-cell office:value-type="float" office:value="464">
            <text:p>464</text:p>
          </table:table-cell>
          <table:table-cell office:value-type="float" office:value="470">
            <text:p>470</text:p>
          </table:table-cell>
          <table:table-cell office:value-type="float" office:value="403">
            <text:p>403</text:p>
          </table:table-cell>
          <table:table-cell office:value-type="float" office:value="322">
            <text:p>322</text:p>
          </table:table-cell>
          <table:table-cell office:value-type="float" office:value="248">
            <text:p>248</text:p>
          </table:table-cell>
          <table:table-cell office:value-type="float" office:value="203">
            <text:p>203</text:p>
          </table:table-cell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CPU Pivot</text:p>
          </table:table-cell>
          <table:table-cell office:value-type="float" office:value="159">
            <text:p>159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CPU Auxiliary</text:p>
          </table:table-cell>
          <table:table-cell office:value-type="float" office:value="227">
            <text:p>227</text:p>
          </table:table-cell>
          <table:table-cell office:value-type="float" office:value="172">
            <text:p>172</text:p>
          </table:table-cell>
          <table:table-cell office:value-type="float" office:value="129">
            <text:p>129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1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Rendering speed at various grid sizes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5"/>
          <table:table-cell>
            <draw:frame table:end-cell-address="Sheet1.U34" table:end-x="1.5cm" table:end-y="0.09cm" draw:z-index="2" draw:style-name="gr1" svg:width="9.572cm" svg:height="7.001cm" svg:x="0.961cm" svg:y="0.399cm">
              <draw:object draw:notify-on-update-of-ranges="Sheet1.B18:Sheet1.K18 Sheet1.A19:Sheet1.A19 Sheet1.B19:Sheet1.K19 Sheet1.A20:Sheet1.A20 Sheet1.B20:Sheet1.K20 Sheet1.A21:Sheet1.A21 Sheet1.B21:Sheet1.K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Z34" table:end-x="1.7cm" table:end-y="0.018cm" draw:z-index="3" draw:style-name="gr1" svg:width="10.727cm" svg:height="7.001cm" svg:x="0.005cm" svg:y="0.327cm">
              <draw:object draw:notify-on-update-of-ranges="Sheet1.B25:Sheet1.L25 Sheet1.A26:Sheet1.A26 Sheet1.B26:Sheet1.L26 Sheet1.A27:Sheet1.A27 Sheet1.B27:Sheet1.L27 Sheet1.A28:Sheet1.A28 Sheet1.B28:Sheet1.L28 Sheet1.A29:Sheet1.A29 Sheet1.B29:Sheet1.L2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>
            <text:p>Pivot</text:p>
          </table:table-cell>
          <table:table-cell office:value-type="float" office:value="250">
            <text:p>250</text:p>
          </table:table-cell>
          <table:table-cell office:value-type="float" office:value="505">
            <text:p>505</text:p>
          </table:table-cell>
          <table:table-cell office:value-type="float" office:value="677">
            <text:p>677</text:p>
          </table:table-cell>
          <table:table-cell office:value-type="float" office:value="773">
            <text:p>773</text:p>
          </table:table-cell>
          <table:table-cell office:value-type="float" office:value="863">
            <text:p>863</text:p>
          </table:table-cell>
          <table:table-cell office:value-type="float" office:value="919">
            <text:p>919</text:p>
          </table:table-cell>
          <table:table-cell office:value-type="float" office:value="935">
            <text:p>935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63">
            <text:p>963</text:p>
          </table:table-cell>
          <table:table-cell>
            <draw:frame table:end-cell-address="Sheet1.Q34" table:end-x="0.255cm" table:end-y="0.146cm" draw:z-index="1" draw:style-name="gr1" svg:width="10.159cm" svg:height="6.973cm" svg:x="1.386cm" svg:y="0.032cm">
              <draw:object draw:notify-on-update-of-ranges="Sheet1.B10:Sheet1.K10 Sheet1.A11:Sheet1.A11 Sheet1.B11:Sheet1.K11 Sheet1.A12:Sheet1.A12 Sheet1.B12:Sheet1.K12 Sheet1.A13:Sheet1.A13 Sheet1.B13:Sheet1.K13 Sheet1.A14:Sheet1.A14 Sheet1.B14:Sheet1.K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string">
            <text:p>Auxiliary</text:p>
          </table:table-cell>
          <table:table-cell office:value-type="float" office:value="248">
            <text:p>248</text:p>
          </table:table-cell>
          <table:table-cell office:value-type="float" office:value="479">
            <text:p>479</text:p>
          </table:table-cell>
          <table:table-cell office:value-type="float" office:value="617">
            <text:p>617</text:p>
          </table:table-cell>
          <table:table-cell office:value-type="float" office:value="694">
            <text:p>694</text:p>
          </table:table-cell>
          <table:table-cell office:value-type="float" office:value="750">
            <text:p>750</text:p>
          </table:table-cell>
          <table:table-cell office:value-type="float" office:value="792">
            <text:p>792</text:p>
          </table:table-cell>
          <table:table-cell office:value-type="float" office:value="790">
            <text:p>790</text:p>
          </table:table-cell>
          <table:table-cell office:value-type="float" office:value="788">
            <text:p>788</text:p>
          </table:table-cell>
          <table:table-cell office:value-type="float" office:value="799">
            <text:p>799</text:p>
          </table:table-cell>
          <table:table-cell office:value-type="float" office:value="796">
            <text:p>796</text:p>
          </table:table-cell>
          <table:table-cell table:number-columns-repeated="11"/>
        </table:table-row>
        <table:table-row table:style-name="ro2">
          <table:table-cell office:value-type="string">
            <text:p>Classic</text:p>
          </table:table-cell>
          <table:table-cell table:number-columns-repeated="10" office:value-type="float" office:value="405">
            <text:p>405</text:p>
          </table:table-cell>
          <table:table-cell table:number-columns-repeated="1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Encoding + Rendering speed at various grid sizes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2">
          <table:table-cell office:value-type="string">
            <text:p>GPU Pivot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276">
            <text:p>276</text:p>
          </table:table-cell>
          <table:table-cell office:value-type="float" office:value="296">
            <text:p>296</text:p>
          </table:table-cell>
          <table:table-cell office:value-type="float" office:value="273">
            <text:p>273</text:p>
          </table:table-cell>
          <table:table-cell office:value-type="float" office:value="237">
            <text:p>237</text:p>
          </table:table-cell>
          <table:table-cell office:value-type="float" office:value="207">
            <text:p>207</text:p>
          </table:table-cell>
          <table:table-cell office:value-type="float" office:value="170">
            <text:p>170</text:p>
          </table:table-cell>
          <table:table-cell office:value-type="float" office:value="155">
            <text:p>155</text:p>
          </table:table-cell>
          <table:table-cell office:value-type="float" office:value="132">
            <text:p>132</text:p>
          </table:table-cell>
          <table:table-cell office:value-type="float" office:value="115">
            <text:p>115</text:p>
          </table:table-cell>
          <table:table-cell table:number-columns-repeated="10"/>
        </table:table-row>
        <table:table-row table:style-name="ro2">
          <table:table-cell office:value-type="string">
            <text:p>GPU Auxiliary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268">
            <text:p>268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172">
            <text:p>172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table:number-columns-repeated="10"/>
        </table:table-row>
        <table:table-row table:style-name="ro2">
          <table:table-cell office:value-type="string">
            <text:p>CPU Pivot</text:p>
          </table:table-cell>
          <table:table-cell office:value-type="float" office:value="104">
            <text:p>104</text:p>
          </table:table-cell>
          <table:table-cell office:value-type="float" office:value="157">
            <text:p>157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2">
          <table:table-cell office:value-type="string">
            <text:p>CPU Auxiliary</text:p>
          </table:table-cell>
          <table:table-cell office:value-type="float" office:value="110">
            <text:p>110</text:p>
          </table:table-cell>
          <table:table-cell office:value-type="float" office:value="231">
            <text:p>231</text:p>
          </table:table-cell>
          <table:table-cell office:value-type="float" office:value="171">
            <text:p>171</text:p>
          </table:table-cell>
          <table:table-cell office:value-type="float" office:value="129">
            <text:p>129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Image screen width in pixels at various levels of zoom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table:number-columns-repeated="12"/>
        </table:table-row>
        <table:table-row table:style-name="ro2">
          <table:table-cell office:value-type="string">
            <text:p>Width</text:p>
          </table:table-cell>
          <table:table-cell office:value-type="float" office:value="296">
            <text:p>296</text:p>
          </table:table-cell>
          <table:table-cell office:value-type="float" office:value="346">
            <text:p>346</text:p>
          </table:table-cell>
          <table:table-cell office:value-type="float" office:value="395">
            <text:p>395</text:p>
          </table:table-cell>
          <table:table-cell office:value-type="float" office:value="444">
            <text:p>444</text:p>
          </table:table-cell>
          <table:table-cell office:value-type="float" office:value="494">
            <text:p>494</text:p>
          </table:table-cell>
          <table:table-cell office:value-type="float" office:value="543">
            <text:p>543</text:p>
          </table:table-cell>
          <table:table-cell office:value-type="float" office:value="593">
            <text:p>593</text:p>
          </table:table-cell>
          <table:table-cell office:value-type="float" office:value="642">
            <text:p>642</text:p>
          </table:table-cell>
          <table:table-cell office:value-type="float" office:value="692">
            <text:p>692</text:p>
          </table:table-cell>
          <table:table-cell table:number-columns-repeated="12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Rendering speed at various levels of zoom</text:p>
          </table:table-cell>
          <table:table-cell table:number-columns-repeated="12"/>
          <table:table-cell>
            <draw:frame table:end-cell-address="Sheet1.R51" table:end-x="1.175cm" table:end-y="0.392cm" draw:z-index="4" draw:style-name="gr1" svg:width="9.357cm" svg:height="7.022cm" svg:x="0.85cm" svg:y="0.229cm">
              <draw:object draw:notify-on-update-of-ranges="Sheet1.B38:Sheet1.J38 Sheet1.A39:Sheet1.A39 Sheet1.B39:Sheet1.J39 Sheet1.A40:Sheet1.A40 Sheet1.B40:Sheet1.J40 Sheet1.A41:Sheet1.A41 Sheet1.B41:Sheet1.J4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Sheet1.W51" table:end-x="0.528cm" table:end-y="0.278cm" draw:z-index="5" draw:style-name="gr1" svg:width="10.137cm" svg:height="7.022cm" svg:x="1.682cm" svg:y="0.115cm">
              <draw:object draw:notify-on-update-of-ranges="Sheet1.B45:Sheet1.J45 Sheet1.A46:Sheet1.A46 Sheet1.B46:Sheet1.J46 Sheet1.A47:Sheet1.A47 Sheet1.B47:Sheet1.J47 Sheet1.A48:Sheet1.A48 Sheet1.B48:Sheet1.J4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550">
            <text:p>55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table:number-columns-repeated="12"/>
        </table:table-row>
        <table:table-row table:style-name="ro2">
          <table:table-cell office:value-type="string">
            <text:p>Pivot</text:p>
          </table:table-cell>
          <table:table-cell office:value-type="float" office:value="1301">
            <text:p>1301</text:p>
          </table:table-cell>
          <table:table-cell office:value-type="float" office:value="1209">
            <text:p>1209</text:p>
          </table:table-cell>
          <table:table-cell office:value-type="float" office:value="1104">
            <text:p>1104</text:p>
          </table:table-cell>
          <table:table-cell office:value-type="float" office:value="999">
            <text:p>999</text:p>
          </table:table-cell>
          <table:table-cell office:value-type="float" office:value="897">
            <text:p>897</text:p>
          </table:table-cell>
          <table:table-cell office:value-type="float" office:value="833">
            <text:p>833</text:p>
          </table:table-cell>
          <table:table-cell office:value-type="float" office:value="757">
            <text:p>757</text:p>
          </table:table-cell>
          <table:table-cell office:value-type="float" office:value="703">
            <text:p>703</text:p>
          </table:table-cell>
          <table:table-cell office:value-type="float" office:value="656">
            <text:p>656</text:p>
          </table:table-cell>
          <table:table-cell table:number-columns-repeated="12"/>
        </table:table-row>
        <table:table-row table:style-name="ro2">
          <table:table-cell office:value-type="string">
            <text:p>Auxiliary</text:p>
          </table:table-cell>
          <table:table-cell office:value-type="float" office:value="1140">
            <text:p>1140</text:p>
          </table:table-cell>
          <table:table-cell office:value-type="float" office:value="1052">
            <text:p>1052</text:p>
          </table:table-cell>
          <table:table-cell office:value-type="float" office:value="953">
            <text:p>953</text:p>
          </table:table-cell>
          <table:table-cell office:value-type="float" office:value="862">
            <text:p>862</text:p>
          </table:table-cell>
          <table:table-cell office:value-type="float" office:value="764">
            <text:p>764</text:p>
          </table:table-cell>
          <table:table-cell office:value-type="float" office:value="712">
            <text:p>712</text:p>
          </table:table-cell>
          <table:table-cell office:value-type="float" office:value="646">
            <text:p>646</text:p>
          </table:table-cell>
          <table:table-cell office:value-type="float" office:value="600">
            <text:p>600</text:p>
          </table:table-cell>
          <table:table-cell office:value-type="float" office:value="560">
            <text:p>560</text:p>
          </table:table-cell>
          <table:table-cell table:number-columns-repeated="12"/>
        </table:table-row>
        <table:table-row table:style-name="ro2">
          <table:table-cell office:value-type="string">
            <text:p>Classic</text:p>
          </table:table-cell>
          <table:table-cell table:number-columns-repeated="5" office:value-type="float" office:value="442">
            <text:p>442</text:p>
          </table:table-cell>
          <table:table-cell office:value-type="float" office:value="441">
            <text:p>441</text:p>
          </table:table-cell>
          <table:table-cell office:value-type="float" office:value="442">
            <text:p>442</text:p>
          </table:table-cell>
          <table:table-cell office:value-type="float" office:value="441">
            <text:p>441</text:p>
          </table:table-cell>
          <table:table-cell office:value-type="float" office:value="442">
            <text:p>442</text:p>
          </table:table-cell>
          <table:table-cell table:number-columns-repeated="12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Rendering speed at various number of glyphs in the image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number-columns-repeated="10"/>
        </table:table-row>
        <table:table-row table:style-name="ro2">
          <table:table-cell office:value-type="string">
            <text:p>Pivot</text:p>
          </table:table-cell>
          <table:table-cell office:value-type="float" office:value="1676">
            <text:p>1676</text:p>
          </table:table-cell>
          <table:table-cell office:value-type="float" office:value="1472">
            <text:p>1472</text:p>
          </table:table-cell>
          <table:table-cell office:value-type="float" office:value="1331">
            <text:p>1331</text:p>
          </table:table-cell>
          <table:table-cell office:value-type="float" office:value="1088">
            <text:p>1088</text:p>
          </table:table-cell>
          <table:table-cell office:value-type="float" office:value="1025">
            <text:p>1025</text:p>
          </table:table-cell>
          <table:table-cell office:value-type="float" office:value="940">
            <text:p>940</text:p>
          </table:table-cell>
          <table:table-cell office:value-type="float" office:value="852">
            <text:p>852</text:p>
          </table:table-cell>
          <table:table-cell office:value-type="float" office:value="775">
            <text:p>775</text:p>
          </table:table-cell>
          <table:table-cell office:value-type="float" office:value="713">
            <text:p>713</text:p>
          </table:table-cell>
          <table:table-cell office:value-type="float" office:value="678">
            <text:p>678</text:p>
          </table:table-cell>
          <table:table-cell office:value-type="float" office:value="638">
            <text:p>638</text:p>
          </table:table-cell>
          <table:table-cell table:number-columns-repeated="10"/>
        </table:table-row>
        <table:table-row table:style-name="ro2">
          <table:table-cell office:value-type="string">
            <text:p>Encode Pivot</text:p>
          </table:table-cell>
          <table:table-cell office:value-type="float" office:value="524">
            <text:p>524</text:p>
          </table:table-cell>
          <table:table-cell office:value-type="float" office:value="371">
            <text:p>371</text:p>
          </table:table-cell>
          <table:table-cell office:value-type="float" office:value="293">
            <text:p>293</text:p>
          </table:table-cell>
          <table:table-cell office:value-type="float" office:value="242">
            <text:p>242</text:p>
          </table:table-cell>
          <table:table-cell office:value-type="float" office:value="204">
            <text:p>204</text:p>
          </table:table-cell>
          <table:table-cell office:value-type="float" office:value="175">
            <text:p>175</text:p>
          </table:table-cell>
          <table:table-cell office:value-type="float" office:value="155">
            <text:p>155</text:p>
          </table:table-cell>
          <table:table-cell office:value-type="float" office:value="138">
            <text:p>138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table:number-columns-repeated="10"/>
        </table:table-row>
        <table:table-row table:style-name="ro2">
          <table:table-cell office:value-type="string">
            <text:p>Classic</text:p>
          </table:table-cell>
          <table:table-cell office:value-type="float" office:value="463">
            <text:p>463</text:p>
          </table:table-cell>
          <table:table-cell office:value-type="float" office:value="332">
            <text:p>332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76">
            <text:p>176</text:p>
          </table:table-cell>
          <table:table-cell office:value-type="float" office:value="157">
            <text:p>157</text:p>
          </table:table-cell>
          <table:table-cell office:value-type="float" office:value="133">
            <text:p>133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3">23/10/2010</text:date>, <text:time>20:5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Leben</meta:initial-creator>
    <meta:creation-date>2010-10-22T19:45:11.30</meta:creation-date>
    <dc:date>2010-10-23T20:53:33.27</dc:date>
    <dc:creator>Ivan Leben</dc:creator>
    <meta:editing-duration>PT07H42M15S</meta:editing-duration>
    <meta:editing-cycles>28</meta:editing-cycles>
    <meta:generator>OpenOffice.org/3.2$Win32 OpenOffice.org_project/320m18$Build-9502</meta:generator>
    <meta:document-statistic meta:table-count="3" meta:cell-count="31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4cm" svg:height="7.1cm" xlink:href=".." chart:class="chart:line" chart:style-name="ch1">
        <chart:legend chart:legend-position="end" svg:x="6.397cm" svg:y="2.815cm" chart:style-name="ch2"/>
        <chart:plot-area chart:style-name="ch3" table:cell-range-address="Sheet1.A3:Sheet1.K6" chart:data-source-has-labels="both" svg:x="0.153cm" svg:y="0.142cm" svg:width="6.068cm" svg:height="6.733cm">
          <chart:axis chart:dimension="x" chart:name="primary-x" chart:style-name="ch4">
            <chart:title svg:x="1.713cm" svg:y="6.419cm" chart:style-name="ch5">
              <text:p>Resolution (cells x cells)</text:p>
            </chart:title>
            <chart:categories table:cell-range-address="Sheet1.B3:Sheet1.K3"/>
          </chart:axis>
          <chart:axis chart:dimension="y" chart:name="primary-y" chart:style-name="ch4">
            <chart:title svg:x="0.178cm" svg:y="4.492cm" chart:style-name="ch6">
              <text:p>Memory Size (MB)</text:p>
            </chart:title>
            <chart:grid chart:style-name="ch7" chart:class="major"/>
          </chart:axis>
          <chart:series chart:style-name="ch8" chart:values-cell-range-address="Sheet1.B4:Sheet1.K4" chart:label-cell-address="Sheet1.A4:Sheet1.A4" chart:class="chart:line">
            <chart:data-point chart:repeated="10"/>
          </chart:series>
          <chart:series chart:style-name="ch9" chart:values-cell-range-address="Sheet1.B5:Sheet1.K5" chart:label-cell-address="Sheet1.A5:Sheet1.A5" chart:class="chart:line">
            <chart:data-point chart:repeated="10"/>
          </chart:series>
          <chart:series chart:style-name="ch10" chart:values-cell-range-address="Sheet1.B6:Sheet1.K6" chart:label-cell-address="Sheet1.A6:Sheet1.A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K3"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4">Pivot</text:p>
              </table:table-cell>
              <table:table-cell office:value-type="float" office:value="0.34">
                <text:p text:id="Sheet1.B4:Sheet1.K4">0.34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86">
                <text:p>0.86</text:p>
              </table:table-cell>
              <table:table-cell office:value-type="float" office:value="1.1">
                <text:p>1.1</text:p>
              </table:table-cell>
              <table:table-cell office:value-type="float" office:value="1.38">
                <text:p>1.38</text:p>
              </table:table-cell>
              <table:table-cell office:value-type="float" office:value="1.68">
                <text:p>1.68</text:p>
              </table:table-cell>
              <table:table-cell office:value-type="float" office:value="2.02">
                <text:p>2.02</text:p>
              </table:table-cell>
              <table:table-cell office:value-type="float" office:value="2.39">
                <text:p>2.3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 text:id="Sheet1.A5:Sheet1.A5">Auxiliary</text:p>
              </table:table-cell>
              <table:table-cell office:value-type="float" office:value="0.39">
                <text:p text:id="Sheet1.B5:Sheet1.K5">0.39</text:p>
              </table:table-cell>
              <table:table-cell office:value-type="float" office:value="0.63">
                <text:p>0.63</text:p>
              </table:table-cell>
              <table:table-cell office:value-type="float" office:value="0.93">
                <text:p>0.93</text:p>
              </table:table-cell>
              <table:table-cell office:value-type="float" office:value="1.31">
                <text:p>1.31</text:p>
              </table:table-cell>
              <table:table-cell office:value-type="float" office:value="1.75">
                <text:p>1.75</text:p>
              </table:table-cell>
              <table:table-cell office:value-type="float" office:value="2.28">
                <text:p>2.28</text:p>
              </table:table-cell>
              <table:table-cell office:value-type="float" office:value="2.87">
                <text:p>2.87</text:p>
              </table:table-cell>
              <table:table-cell office:value-type="float" office:value="3.53">
                <text:p>3.53</text:p>
              </table:table-cell>
              <table:table-cell office:value-type="float" office:value="4.28">
                <text:p>4.2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 text:id="Sheet1.A6:Sheet1.A6">Bitmap 32-bit</text:p>
              </table:table-cell>
              <table:table-cell office:value-type="float" office:value="0.95">
                <text:p text:id="Sheet1.B6:Sheet1.K6"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cm" svg:height="6.974cm" xlink:href=".." chart:class="chart:line" chart:style-name="ch1">
        <chart:legend chart:legend-position="end" svg:x="7.561cm" svg:y="2.539cm" chart:style-name="ch2"/>
        <chart:plot-area chart:style-name="ch3" table:cell-range-address="Sheet1.A10:Sheet1.K14" chart:data-source-has-labels="both" svg:x="0.205cm" svg:y="0.139cm" svg:width="7.154cm" svg:height="6.619cm">
          <chart:axis chart:dimension="x" chart:name="primary-x" chart:style-name="ch4">
            <chart:title svg:x="2.308cm" svg:y="6.299cm" chart:style-name="ch5">
              <text:p>Resolution (cells x cells)</text:p>
            </chart:title>
            <chart:categories table:cell-range-address="Sheet1.B10:Sheet1.K10"/>
          </chart:axis>
          <chart:axis chart:dimension="y" chart:name="primary-y" chart:style-name="ch4">
            <chart:title svg:x="0.204cm" svg:y="4.353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11:Sheet1.K11" chart:label-cell-address="Sheet1.A11:Sheet1.A11" chart:class="chart:line">
            <chart:data-point chart:repeated="10"/>
          </chart:series>
          <chart:series chart:style-name="ch9" chart:values-cell-range-address="Sheet1.B12:Sheet1.K12" chart:label-cell-address="Sheet1.A12:Sheet1.A12" chart:class="chart:line">
            <chart:data-point chart:repeated="10"/>
          </chart:series>
          <chart:series chart:style-name="ch10" chart:values-cell-range-address="Sheet1.B13:Sheet1.K13" chart:label-cell-address="Sheet1.A13:Sheet1.A13" chart:class="chart:line">
            <chart:data-point chart:repeated="10"/>
          </chart:series>
          <chart:series chart:style-name="ch11" chart:values-cell-range-address="Sheet1.B14:Sheet1.K14" chart:label-cell-address="Sheet1.A14:Sheet1.A1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0:Sheet1.K10"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11:Sheet1.A11">GPU Pivot</text:p>
              </table:table-cell>
              <table:table-cell office:value-type="float" office:value="492">
                <text:p text:id="Sheet1.B11:Sheet1.K11">492</text:p>
              </table:table-cell>
              <table:table-cell office:value-type="float" office:value="482">
                <text:p>482</text:p>
              </table:table-cell>
              <table:table-cell office:value-type="float" office:value="444">
                <text:p>444</text:p>
              </table:table-cell>
              <table:table-cell office:value-type="float" office:value="367">
                <text:p>367</text:p>
              </table:table-cell>
              <table:table-cell office:value-type="float" office:value="293">
                <text:p>293</text:p>
              </table:table-cell>
              <table:table-cell office:value-type="float" office:value="244">
                <text:p>244</text:p>
              </table:table-cell>
              <table:table-cell office:value-type="float" office:value="194">
                <text:p>194</text:p>
              </table:table-cell>
              <table:table-cell office:value-type="float" office:value="174">
                <text:p>174</text:p>
              </table:table-cell>
              <table:table-cell office:value-type="float" office:value="145">
                <text:p>1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 text:id="Sheet1.A12:Sheet1.A12">GPU Auxiliary</text:p>
              </table:table-cell>
              <table:table-cell office:value-type="float" office:value="464">
                <text:p text:id="Sheet1.B12:Sheet1.K12">464</text:p>
              </table:table-cell>
              <table:table-cell office:value-type="float" office:value="470">
                <text:p>470</text:p>
              </table:table-cell>
              <table:table-cell office:value-type="float" office:value="403">
                <text:p>403</text:p>
              </table:table-cell>
              <table:table-cell office:value-type="float" office:value="322">
                <text:p>322</text:p>
              </table:table-cell>
              <table:table-cell office:value-type="float" office:value="248">
                <text:p>248</text:p>
              </table:table-cell>
              <table:table-cell office:value-type="float" office:value="203">
                <text:p>203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  <table:table-cell office:value-type="float" office:value="118">
                <text:p>1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 text:id="Sheet1.A13:Sheet1.A13">CPU Pivot</text:p>
              </table:table-cell>
              <table:table-cell office:value-type="float" office:value="159">
                <text:p text:id="Sheet1.B13:Sheet1.K13">159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14:Sheet1.A14">CPU Auxiliary</text:p>
              </table:table-cell>
              <table:table-cell office:value-type="float" office:value="227">
                <text:p text:id="Sheet1.B14:Sheet1.K14">227</text:p>
              </table:table-cell>
              <table:table-cell office:value-type="float" office:value="172">
                <text:p>172</text:p>
              </table:table-cell>
              <table:table-cell office:value-type="float" office:value="129">
                <text:p>129</text:p>
              </table:table-cell>
              <table:table-cell office:value-type="float" office:value="98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73cm" svg:height="7.002cm" xlink:href=".." chart:class="chart:line" chart:style-name="ch1">
        <chart:legend chart:legend-position="end" svg:x="7.621cm" svg:y="2.766cm" chart:style-name="ch2"/>
        <chart:plot-area chart:style-name="ch3" table:cell-range-address="Sheet1.A18:Sheet1.K21" chart:data-source-has-labels="both" svg:x="0.181cm" svg:y="0.14cm" svg:width="7.25cm" svg:height="6.643cm">
          <chart:axis chart:dimension="x" chart:name="primary-x" chart:style-name="ch4">
            <chart:title svg:x="2.332cm" svg:y="6.325cm" chart:style-name="ch5">
              <text:p>Resolution (cells x cells)</text:p>
            </chart:title>
            <chart:categories table:cell-range-address="Sheet1.B18:Sheet1.K18"/>
          </chart:axis>
          <chart:axis chart:dimension="y" chart:name="primary-y" chart:style-name="ch4">
            <chart:title svg:x="0.192cm" svg:y="4.366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19:Sheet1.K19" chart:label-cell-address="Sheet1.A19:Sheet1.A19" chart:class="chart:line">
            <chart:data-point chart:repeated="10"/>
          </chart:series>
          <chart:series chart:style-name="ch9" chart:values-cell-range-address="Sheet1.B20:Sheet1.K20" chart:label-cell-address="Sheet1.A20:Sheet1.A20" chart:class="chart:line">
            <chart:data-point chart:repeated="10"/>
          </chart:series>
          <chart:series chart:style-name="ch10" chart:values-cell-range-address="Sheet1.B21:Sheet1.K21" chart:label-cell-address="Sheet1.A21:Sheet1.A2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8:Sheet1.K18"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19:Sheet1.A19">Pivot</text:p>
              </table:table-cell>
              <table:table-cell office:value-type="float" office:value="250">
                <text:p text:id="Sheet1.B19:Sheet1.K19">250</text:p>
              </table:table-cell>
              <table:table-cell office:value-type="float" office:value="505">
                <text:p>505</text:p>
              </table:table-cell>
              <table:table-cell office:value-type="float" office:value="677">
                <text:p>677</text:p>
              </table:table-cell>
              <table:table-cell office:value-type="float" office:value="773">
                <text:p>773</text:p>
              </table:table-cell>
              <table:table-cell office:value-type="float" office:value="863">
                <text:p>863</text:p>
              </table:table-cell>
              <table:table-cell office:value-type="float" office:value="919">
                <text:p>919</text:p>
              </table:table-cell>
              <table:table-cell office:value-type="float" office:value="935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963">
                <text:p>96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 text:id="Sheet1.A20:Sheet1.A20">Auxiliary</text:p>
              </table:table-cell>
              <table:table-cell office:value-type="float" office:value="248">
                <text:p text:id="Sheet1.B20:Sheet1.K20">248</text:p>
              </table:table-cell>
              <table:table-cell office:value-type="float" office:value="479">
                <text:p>479</text:p>
              </table:table-cell>
              <table:table-cell office:value-type="float" office:value="617">
                <text:p>617</text:p>
              </table:table-cell>
              <table:table-cell office:value-type="float" office:value="694">
                <text:p>694</text:p>
              </table:table-cell>
              <table:table-cell office:value-type="float" office:value="750">
                <text:p>750</text:p>
              </table:table-cell>
              <table:table-cell office:value-type="float" office:value="792">
                <text:p>792</text:p>
              </table:table-cell>
              <table:table-cell office:value-type="float" office:value="790">
                <text:p>790</text:p>
              </table:table-cell>
              <table:table-cell office:value-type="float" office:value="788">
                <text:p>788</text:p>
              </table:table-cell>
              <table:table-cell office:value-type="float" office:value="799">
                <text:p>79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 text:id="Sheet1.A21:Sheet1.A21">Classic</text:p>
              </table:table-cell>
              <table:table-cell office:value-type="float" office:value="405">
                <text:p text:id="Sheet1.B21:Sheet1.K21"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28cm" svg:height="7.002cm" xlink:href=".." chart:class="chart:line" chart:style-name="ch1">
        <chart:legend chart:legend-position="end" svg:x="8.118cm" svg:y="2.553cm" chart:style-name="ch2"/>
        <chart:plot-area chart:style-name="ch3" table:cell-range-address="Sheet1.A25:Sheet1.L29" chart:data-source-has-labels="both" svg:x="0.227cm" svg:y="0.14cm" svg:width="7.678cm" svg:height="6.643cm">
          <chart:axis chart:dimension="x" chart:name="primary-x" chart:style-name="ch4">
            <chart:title svg:x="2.592cm" svg:y="6.325cm" chart:style-name="ch5">
              <text:p>Resolution (cells x cells)</text:p>
            </chart:title>
            <chart:categories table:cell-range-address="Sheet1.B25:Sheet1.L25"/>
          </chart:axis>
          <chart:axis chart:dimension="y" chart:name="primary-y" chart:style-name="ch4">
            <chart:title svg:x="0.215cm" svg:y="4.366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26:Sheet1.L26" chart:label-cell-address="Sheet1.A26:Sheet1.A26" chart:class="chart:line">
            <chart:data-point chart:repeated="11"/>
          </chart:series>
          <chart:series chart:style-name="ch9" chart:values-cell-range-address="Sheet1.B27:Sheet1.L27" chart:label-cell-address="Sheet1.A27:Sheet1.A27" chart:class="chart:line">
            <chart:data-point chart:repeated="11"/>
          </chart:series>
          <chart:series chart:style-name="ch10" chart:values-cell-range-address="Sheet1.B28:Sheet1.L28" chart:label-cell-address="Sheet1.A28:Sheet1.A28" chart:class="chart:line">
            <chart:data-point chart:repeated="11"/>
          </chart:series>
          <chart:series chart:style-name="ch11" chart:values-cell-range-address="Sheet1.B29:Sheet1.L29" chart:label-cell-address="Sheet1.A29:Sheet1.A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5:Sheet1.L25">10</text:p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6">GPU Pivot</text:p>
              </table:table-cell>
              <table:table-cell office:value-type="float" office:value="83">
                <text:p text:id="Sheet1.B26:Sheet1.L26">83</text:p>
              </table:table-cell>
              <table:table-cell office:value-type="float" office:value="181">
                <text:p>181</text:p>
              </table:table-cell>
              <table:table-cell office:value-type="float" office:value="276">
                <text:p>276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237">
                <text:p>237</text:p>
              </table:table-cell>
              <table:table-cell office:value-type="float" office:value="207">
                <text:p>207</text:p>
              </table:table-cell>
              <table:table-cell office:value-type="float" office:value="170">
                <text:p>170</text:p>
              </table:table-cell>
              <table:table-cell office:value-type="float" office:value="155">
                <text:p>155</text:p>
              </table:table-cell>
              <table:table-cell office:value-type="float" office:value="132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 text:id="Sheet1.A27:Sheet1.A27">GPU Auxiliary</text:p>
              </table:table-cell>
              <table:table-cell office:value-type="float" office:value="86">
                <text:p text:id="Sheet1.B27:Sheet1.L27">86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 text:id="Sheet1.A28:Sheet1.A28">CPU Pivot</text:p>
              </table:table-cell>
              <table:table-cell office:value-type="float" office:value="104">
                <text:p text:id="Sheet1.B28:Sheet1.L28">104</text:p>
              </table:table-cell>
              <table:table-cell office:value-type="float" office:value="157">
                <text:p>157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29:Sheet1.A29">CPU Auxiliary</text:p>
              </table:table-cell>
              <table:table-cell office:value-type="float" office:value="110">
                <text:p text:id="Sheet1.B29:Sheet1.L29">110</text:p>
              </table:table-cell>
              <table:table-cell office:value-type="float" office:value="231">
                <text:p>231</text:p>
              </table:table-cell>
              <table:table-cell office:value-type="float" office:value="171">
                <text:p>171</text:p>
              </table:table-cell>
              <table:table-cell office:value-type="float" office:value="129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58cm" svg:height="7.054cm" xlink:href=".." chart:class="chart:line" chart:style-name="ch1">
        <chart:legend chart:legend-position="end" svg:x="7.41cm" svg:y="2.792cm" chart:style-name="ch2"/>
        <chart:plot-area chart:style-name="ch3" table:cell-range-address="Sheet1.A38:Sheet1.J41" chart:data-source-has-labels="both" svg:x="0.173cm" svg:y="0.141cm" svg:width="7.051cm" svg:height="6.691cm">
          <chart:axis chart:dimension="x" chart:name="primary-x" chart:style-name="ch4">
            <chart:title svg:x="2cm" svg:y="6.375cm" chart:style-name="ch5">
              <text:p>Screen Size (pixels x pixels)</text:p>
            </chart:title>
            <chart:categories table:cell-range-address="Sheet1.B38:Sheet1.J38"/>
          </chart:axis>
          <chart:axis chart:dimension="y" chart:name="primary-y" chart:style-name="ch4">
            <chart:title svg:x="0.188cm" svg:y="4.391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39:Sheet1.J39" chart:label-cell-address="Sheet1.A39:Sheet1.A39" chart:class="chart:line">
            <chart:data-point chart:repeated="9"/>
          </chart:series>
          <chart:series chart:style-name="ch9" chart:values-cell-range-address="Sheet1.B40:Sheet1.J40" chart:label-cell-address="Sheet1.A40:Sheet1.A40" chart:class="chart:line">
            <chart:data-point chart:repeated="9"/>
          </chart:series>
          <chart:series chart:style-name="ch10" chart:values-cell-range-address="Sheet1.B41:Sheet1.J41" chart:label-cell-address="Sheet1.A41:Sheet1.A4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8:Sheet1.J38">300</text:p>
              </table:table-cell>
              <table:table-cell office:value-type="string">
                <text:p>350</text:p>
              </table:table-cell>
              <table:table-cell office:value-type="string">
                <text:p>400</text:p>
              </table:table-cell>
              <table:table-cell office:value-type="string">
                <text:p>450</text:p>
              </table:table-cell>
              <table:table-cell office:value-type="string">
                <text:p>500</text:p>
              </table:table-cell>
              <table:table-cell office:value-type="string">
                <text:p>550</text:p>
              </table:table-cell>
              <table:table-cell office:value-type="string">
                <text:p>600</text:p>
              </table:table-cell>
              <table:table-cell office:value-type="string">
                <text:p>650</text:p>
              </table:table-cell>
              <table:table-cell office:value-type="string">
                <text:p>700</text:p>
              </table:table-cell>
            </table:table-row>
          </table:table-header-rows>
          <table:table-rows>
            <table:table-row>
              <table:table-cell office:value-type="string">
                <text:p text:id="Sheet1.A39:Sheet1.A39">Pivot</text:p>
              </table:table-cell>
              <table:table-cell office:value-type="float" office:value="1301">
                <text:p text:id="Sheet1.B39:Sheet1.J39">1301</text:p>
              </table:table-cell>
              <table:table-cell office:value-type="float" office:value="1209">
                <text:p>1209</text:p>
              </table:table-cell>
              <table:table-cell office:value-type="float" office:value="1104">
                <text:p>1104</text:p>
              </table:table-cell>
              <table:table-cell office:value-type="float" office:value="999">
                <text:p>999</text:p>
              </table:table-cell>
              <table:table-cell office:value-type="float" office:value="897">
                <text:p>897</text:p>
              </table:table-cell>
              <table:table-cell office:value-type="float" office:value="833">
                <text:p>833</text:p>
              </table:table-cell>
              <table:table-cell office:value-type="float" office:value="757">
                <text:p>757</text:p>
              </table:table-cell>
              <table:table-cell office:value-type="float" office:value="703">
                <text:p>70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 text:id="Sheet1.A40:Sheet1.A40">Auxiliary</text:p>
              </table:table-cell>
              <table:table-cell office:value-type="float" office:value="1140">
                <text:p text:id="Sheet1.B40:Sheet1.J40">1140</text:p>
              </table:table-cell>
              <table:table-cell office:value-type="float" office:value="1052">
                <text:p>1052</text:p>
              </table:table-cell>
              <table:table-cell office:value-type="float" office:value="953">
                <text:p>953</text:p>
              </table:table-cell>
              <table:table-cell office:value-type="float" office:value="862">
                <text:p>862</text:p>
              </table:table-cell>
              <table:table-cell office:value-type="float" office:value="764">
                <text:p>764</text:p>
              </table:table-cell>
              <table:table-cell office:value-type="float" office:value="712">
                <text:p>712</text:p>
              </table:table-cell>
              <table:table-cell office:value-type="float" office:value="646">
                <text:p>646</text:p>
              </table:table-cell>
              <table:table-cell office:value-type="float" office:value="600">
                <text:p>6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 text:id="Sheet1.A41:Sheet1.A41">Classic</text:p>
              </table:table-cell>
              <table:table-cell office:value-type="float" office:value="442">
                <text:p text:id="Sheet1.B41:Sheet1.J41">442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8cm" svg:height="7.054cm" xlink:href=".." chart:class="chart:line" chart:style-name="ch1">
        <chart:legend chart:legend-position="end" svg:x="7.646cm" svg:y="2.792cm" chart:style-name="ch2"/>
        <chart:plot-area chart:style-name="ch3" table:cell-range-address="Sheet1.A45:Sheet1.J48" chart:data-source-has-labels="both" svg:x="0.203cm" svg:y="0.141cm" svg:width="7.242cm" svg:height="6.691cm">
          <chart:axis chart:dimension="x" chart:name="primary-x" chart:style-name="ch4">
            <chart:title svg:x="2.84cm" svg:y="6.375cm" chart:style-name="ch5">
              <text:p>Number of glyphs</text:p>
            </chart:title>
            <chart:categories table:cell-range-address="Sheet1.B45:Sheet1.J45"/>
          </chart:axis>
          <chart:axis chart:dimension="y" chart:name="primary-y" chart:style-name="ch4">
            <chart:title svg:x="0.203cm" svg:y="4.391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46:Sheet1.J46" chart:label-cell-address="Sheet1.A46:Sheet1.A46" chart:class="chart:line">
            <chart:data-point chart:repeated="9"/>
          </chart:series>
          <chart:series chart:style-name="ch9" chart:values-cell-range-address="Sheet1.B47:Sheet1.J47" chart:label-cell-address="Sheet1.A47:Sheet1.A47" chart:class="chart:line">
            <chart:data-point chart:repeated="9"/>
          </chart:series>
          <chart:series chart:style-name="ch10" chart:values-cell-range-address="Sheet1.B48:Sheet1.J48" chart:label-cell-address="Sheet1.A48:Sheet1.A48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5:Sheet1.J45">200</text:p>
              </table:table-cell>
              <table:table-cell office:value-type="string">
                <text:p>300</text:p>
              </table:table-cell>
              <table:table-cell office:value-type="string">
                <text:p>400</text:p>
              </table:table-cell>
              <table:table-cell office:value-type="string">
                <text:p>500</text:p>
              </table:table-cell>
              <table:table-cell office:value-type="string">
                <text:p>600</text:p>
              </table:table-cell>
              <table:table-cell office:value-type="string">
                <text:p>700</text:p>
              </table:table-cell>
              <table:table-cell office:value-type="string">
                <text:p>80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 text:id="Sheet1.A46:Sheet1.A46">Pivot</text:p>
              </table:table-cell>
              <table:table-cell office:value-type="float" office:value="1676">
                <text:p text:id="Sheet1.B46:Sheet1.J46">1676</text:p>
              </table:table-cell>
              <table:table-cell office:value-type="float" office:value="1472">
                <text:p>1472</text:p>
              </table:table-cell>
              <table:table-cell office:value-type="float" office:value="1331">
                <text:p>1331</text:p>
              </table:table-cell>
              <table:table-cell office:value-type="float" office:value="1088">
                <text:p>1088</text:p>
              </table:table-cell>
              <table:table-cell office:value-type="float" office:value="1025">
                <text:p>1025</text:p>
              </table:table-cell>
              <table:table-cell office:value-type="float" office:value="940">
                <text:p>940</text:p>
              </table:table-cell>
              <table:table-cell office:value-type="float" office:value="852">
                <text:p>852</text:p>
              </table:table-cell>
              <table:table-cell office:value-type="float" office:value="775">
                <text:p>77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 text:id="Sheet1.A47:Sheet1.A47">Encode Pivot</text:p>
              </table:table-cell>
              <table:table-cell office:value-type="float" office:value="524">
                <text:p text:id="Sheet1.B47:Sheet1.J47">524</text:p>
              </table:table-cell>
              <table:table-cell office:value-type="float" office:value="371">
                <text:p>371</text:p>
              </table:table-cell>
              <table:table-cell office:value-type="float" office:value="293">
                <text:p>293</text:p>
              </table:table-cell>
              <table:table-cell office:value-type="float" office:value="242">
                <text:p>242</text:p>
              </table:table-cell>
              <table:table-cell office:value-type="float" office:value="204">
                <text:p>204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 text:id="Sheet1.A48:Sheet1.A48">Classic</text:p>
              </table:table-cell>
              <table:table-cell office:value-type="float" office:value="463">
                <text:p text:id="Sheet1.B48:Sheet1.J48">463</text:p>
              </table:table-cell>
              <table:table-cell office:value-type="float" office:value="332">
                <text:p>332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